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2cm" draw:marker-end-width="0.2cm" draw:fill-color="#3333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00cc00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marker-start-width="0.2cm" draw:marker-end-width="0.2cm" draw:fill-color="#ff3333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svg:stroke-color="#009900" draw:marker-start-width="0.2cm" draw:marker-end-width="0.2cm" draw:fill-color="#009900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draw:stroke="none" draw:fill-color="#0099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width="0cm" svg:stroke-color="#009900" draw:marker-start-width="0.2cm" draw:marker-end-width="0.2cm" draw:fill-color="#ff0000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stroke="none" draw:fill-color="#3333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0066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-color="#ff330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-color="#0000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7.112cm" svg:height="1.847cm" svg:x="9.906cm" svg:y="10.1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78cm" svg:height="7.62cm" svg:x="12.573cm" svg:y="7.366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6.604cm" svg:height="5.588cm" svg:x="1.4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604cm" svg:height="6.604cm" svg:x="19.05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5" draw:text-style-name="P1" draw:layer="layout" svg:width="7.112cm" svg:height="1.847cm" svg:x="6.004cm" svg:y="6.32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778cm" svg:height="7.62cm" svg:x="8.671cm" svg:y="3.5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6.185cm" svg:height="1.606cm" svg:x="20.574cm" svg:y="16.78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547cm" svg:height="6.627cm" svg:x="22.893cm" svg:y="14.3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7.874cm" svg:height="2.045cm" svg:x="16.51cm" svg:y="4.8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68cm" svg:height="8.436cm" svg:x="19.463cm" svg:y="1.7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.208cm" svg:height="0.833cm" svg:x="20.574cm" svg:y="12.13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802cm" svg:height="3.437cm" svg:x="21.777cm" svg:y="10.8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7.112cm" svg:height="1.847cm" svg:x="2.956cm" svg:y="14.2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778cm" svg:height="7.62cm" svg:x="5.623cm" svg:y="11.43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3.902cm" svg:height="3.302cm" svg:x="2.102cm" svg:y="2.0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902cm" svg:height="3.302cm" svg:x="1.016cm" svg:y="5.3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.902cm" svg:height="3.302cm" svg:x="21.752cm" svg:y="0.7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.047cm" svg:height="2.795cm" svg:x="16.765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1" draw:layer="layout" svg:width="3.556cm" svg:height="0.924cm" svg:x="10.922cm" svg:y="17.38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889cm" svg:height="3.81cm" svg:x="12.256cm" svg:y="16.002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3.902cm" svg:height="3.302cm" svg:x="0.162cm" svg:y="16.2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902cm" svg:height="3.302cm" svg:x="13.208cm" svg:y="8.1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3.047cm" svg:height="2.795cm" svg:x="10.669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047cm" svg:height="2.795cm" svg:x="16.765cm" svg:y="1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047cm" svg:height="2.795cm" svg:x="1.52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047cm" svg:height="2.795cm" svg:x="12.7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2" draw:text-style-name="P1" draw:layer="layout" svg:width="6.604cm" svg:height="6.604cm" svg:x="11.43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7.112cm" svg:height="1.847cm" svg:x="2.794cm" svg:y="4.04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778cm" svg:height="7.62cm" svg:x="5.461cm" svg:y="1.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5.08cm" svg:height="0.923cm" svg:x="21.59cm" svg:y="3.67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27cm" svg:height="3.81cm" svg:x="23.495cm" svg:y="2.28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7" draw:text-style-name="P1" draw:layer="layout" svg:width="6.604cm" svg:height="5.588cm" svg:x="11.176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5" draw:text-style-name="P1" draw:layer="layout" svg:width="3.81cm" svg:height="1.108cm" svg:x="1.27cm" svg:y="6.23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952cm" svg:height="4.572cm" svg:x="2.699cm" svg:y="4.57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01:43.925716197</meta:creation-date>
    <dc:date>2016-10-04T22:33:26.451244051</dc:date>
    <meta:editing-duration>PT4H44M26S</meta:editing-duration>
    <meta:editing-cycles>4</meta:editing-cycles>
    <meta:generator>LibreOffice/4.2.8.2$Linux_X86_64 LibreOffice_project/420m0$Build-2</meta:generator>
    <meta:document-statistic meta:object-count="73"/>
  </office:meta>
</office:document-meta>
</file>